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1e273" officeooo:paragraph-rsid="0001e273"/>
    </style:style>
    <style:style style:name="P2" style:family="paragraph" style:parent-style-name="Standard">
      <style:text-properties officeooo:rsid="00034c67" officeooo:paragraph-rsid="00034c67"/>
    </style:style>
    <style:style style:name="P3" style:family="paragraph" style:parent-style-name="Standard">
      <style:text-properties officeooo:rsid="00049be9" officeooo:paragraph-rsid="00049be9"/>
    </style:style>
    <style:style style:name="P4" style:family="paragraph" style:parent-style-name="Standard">
      <style:text-properties officeooo:rsid="00049be9" officeooo:paragraph-rsid="00114886"/>
    </style:style>
    <style:style style:name="P5" style:family="paragraph" style:parent-style-name="Standard">
      <style:text-properties officeooo:rsid="00049be9" officeooo:paragraph-rsid="0013c089"/>
    </style:style>
    <style:style style:name="P6" style:family="paragraph" style:parent-style-name="Standard">
      <style:text-properties officeooo:rsid="00049be9" officeooo:paragraph-rsid="001599ba"/>
    </style:style>
    <style:style style:name="P7" style:family="paragraph" style:parent-style-name="Standard">
      <style:text-properties officeooo:rsid="00049be9" officeooo:paragraph-rsid="00171e26"/>
    </style:style>
    <style:style style:name="P8" style:family="paragraph" style:parent-style-name="Standard">
      <style:text-properties fo:font-weight="bold" officeooo:rsid="00049be9" officeooo:paragraph-rsid="00049be9" style:font-weight-asian="bold" style:font-weight-complex="bold"/>
    </style:style>
    <style:style style:name="P9" style:family="paragraph" style:parent-style-name="Standard">
      <style:text-properties fo:font-weight="bold" officeooo:rsid="0001e273" officeooo:paragraph-rsid="0001e273" style:font-weight-asian="bold" style:font-weight-complex="bold"/>
    </style:style>
    <style:style style:name="P10" style:family="paragraph" style:parent-style-name="Standard">
      <style:text-properties fo:font-weight="bold" officeooo:rsid="00060deb" officeooo:paragraph-rsid="00060deb" style:font-weight-asian="bold" style:font-weight-complex="bold"/>
    </style:style>
    <style:style style:name="P11" style:family="paragraph" style:parent-style-name="Standard">
      <style:text-properties fo:font-weight="bold" officeooo:rsid="000ab7fd" officeooo:paragraph-rsid="00171e26" style:font-weight-asian="bold" style:font-weight-complex="bold"/>
    </style:style>
    <style:style style:name="P12" style:family="paragraph" style:parent-style-name="Standard">
      <style:text-properties fo:font-weight="bold" officeooo:rsid="000ab7fd" officeooo:paragraph-rsid="001599ba" style:font-weight-asian="bold" style:font-weight-complex="bold"/>
    </style:style>
    <style:style style:name="P13" style:family="paragraph" style:parent-style-name="Standard">
      <style:text-properties fo:font-weight="bold" officeooo:rsid="000ab7fd" officeooo:paragraph-rsid="00114886" style:font-weight-asian="bold" style:font-weight-complex="bold"/>
    </style:style>
    <style:style style:name="P14" style:family="paragraph" style:parent-style-name="Standard">
      <style:text-properties officeooo:rsid="000697ca" officeooo:paragraph-rsid="000697ca"/>
    </style:style>
    <style:style style:name="P15" style:family="paragraph" style:parent-style-name="Standard">
      <style:text-properties officeooo:rsid="0009c8b4" officeooo:paragraph-rsid="0009c8b4"/>
    </style:style>
    <style:style style:name="P16" style:family="paragraph" style:parent-style-name="Standard">
      <style:text-properties officeooo:rsid="000c94eb" officeooo:paragraph-rsid="000c94eb"/>
    </style:style>
    <style:style style:name="P17" style:family="paragraph" style:parent-style-name="Standard">
      <style:text-properties officeooo:rsid="000c94eb" officeooo:paragraph-rsid="00114886"/>
    </style:style>
    <style:style style:name="P18" style:family="paragraph" style:parent-style-name="Standard">
      <style:text-properties officeooo:rsid="000c94eb" officeooo:paragraph-rsid="0014618b"/>
    </style:style>
    <style:style style:name="P19" style:family="paragraph" style:parent-style-name="Standard">
      <style:text-properties officeooo:rsid="000c94eb" officeooo:paragraph-rsid="001599ba"/>
    </style:style>
    <style:style style:name="P20" style:family="paragraph" style:parent-style-name="Standard">
      <style:text-properties officeooo:rsid="000c94eb" officeooo:paragraph-rsid="00171e26"/>
    </style:style>
    <style:style style:name="P21" style:family="paragraph" style:parent-style-name="Standard">
      <style:text-properties officeooo:rsid="0013c089" officeooo:paragraph-rsid="0013c089"/>
    </style:style>
    <style:style style:name="P22" style:family="paragraph" style:parent-style-name="Standard">
      <style:text-properties officeooo:rsid="0013c089" officeooo:paragraph-rsid="001599ba"/>
    </style:style>
    <style:style style:name="P23" style:family="paragraph" style:parent-style-name="Standard">
      <style:text-properties officeooo:rsid="0013c089" officeooo:paragraph-rsid="00171e26"/>
    </style:style>
    <style:style style:name="P24" style:family="paragraph" style:parent-style-name="Standard">
      <style:text-properties officeooo:rsid="00190efc" officeooo:paragraph-rsid="00190efc"/>
    </style:style>
    <style:style style:name="P25" style:family="paragraph" style:parent-style-name="Standard">
      <style:text-properties officeooo:rsid="0019134e" officeooo:paragraph-rsid="0019134e"/>
    </style:style>
    <style:style style:name="P26" style:family="paragraph" style:parent-style-name="Standard">
      <style:text-properties officeooo:rsid="00192aea" officeooo:paragraph-rsid="00192aea"/>
    </style:style>
    <style:style style:name="P27" style:family="paragraph" style:parent-style-name="Standard">
      <style:text-properties officeooo:rsid="00192aea" officeooo:paragraph-rsid="0019ab8e"/>
    </style:style>
    <style:style style:name="P28" style:family="paragraph" style:parent-style-name="Standard">
      <style:text-properties officeooo:rsid="001aa343" officeooo:paragraph-rsid="001aa343"/>
    </style:style>
    <style:style style:name="P29" style:family="paragraph" style:parent-style-name="Standard">
      <style:text-properties officeooo:rsid="001c2dc2" officeooo:paragraph-rsid="001c2d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c879"/>
    </style:style>
    <style:style style:name="T3" style:family="text">
      <style:text-properties officeooo:rsid="000c94eb"/>
    </style:style>
    <style:style style:name="T4" style:family="text">
      <style:text-properties officeooo:rsid="000fb356"/>
    </style:style>
    <style:style style:name="T5" style:family="text">
      <style:text-properties officeooo:rsid="00114886"/>
    </style:style>
    <style:style style:name="T6" style:family="text">
      <style:text-properties officeooo:rsid="0013c089"/>
    </style:style>
    <style:style style:name="T7" style:family="text">
      <style:text-properties officeooo:rsid="0014618b"/>
    </style:style>
    <style:style style:name="T8" style:family="text">
      <style:text-properties officeooo:rsid="001599ba"/>
    </style:style>
    <style:style style:name="T9" style:family="text">
      <style:text-properties officeooo:rsid="00171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PSC 501 Assignment 4</text:p>
      <text:p text:style-name="P9">Albert Chu</text:p>
      <text:p text:style-name="P9">10059388</text:p>
      <text:p text:style-name="P1"/>
      <text:p text:style-name="P1">All tests run against the same input files:</text:p>
      <text:p text:style-name="P1"><text:span text:style-name="T1">Dry</text:span>: GuitarDry.wav</text:p>
      <text:p text:style-name="P1"><text:span text:style-name="T1">Impulse</text:span>: Big Hall.wav</text:p>
      <text:p text:style-name="P1"/>
      <text:p text:style-name="P1"><text:span text:style-name="T1">Profiling</text:span>: Accomplished with gprof</text:p>
      <text:p text:style-name="P1"/>
      <text:p text:style-name="P9">BaseLine Run:</text:p>
      <text:p text:style-name="P1">Timing reported by run: 522.954 seconds</text:p>
      <text:p text:style-name="P1">Profiling :</text:p>
      <text:p text:style-name="P14">Each sample counts as 0.01 seconds.</text:p>
      <text:p text:style-name="P14"><text:s text:c="2"/>% <text:s text:c="2"/>cumulative <text:s text:c="2"/>self <text:s text:c="13"/>self <text:s text:c="4"/>total <text:s text:c="10"/></text:p>
      <text:p text:style-name="P14"><text:s/>time <text:s text:c="2"/>seconds <text:s text:c="2"/>seconds <text:s text:c="3"/>calls <text:s text:c="2"/>s/call <text:s text:c="2"/>s/call <text:s/>name <text:s text:c="3"/></text:p>
      <text:p text:style-name="P14">100.00 <text:s text:c="3"/>521.08 <text:s text:c="2"/>521.08 <text:s text:c="7"/>1 <text:s text:c="2"/>521.08 <text:s text:c="2"/>521.08 <text:s/>convolve(float*, int, float*, int, float*, int)</text:p>
      <text:p text:style-name="P14"><text:s text:c="2"/>0.00 <text:s text:c="3"/>521.10 <text:s text:c="4"/>0.00 <text:s text:c="7"/>2 <text:s text:c="4"/>0.00 <text:s text:c="4"/>0.00 <text:s/>read_wav(char const*, float*&amp;)</text:p>
      <text:p text:style-name="P14"><text:s text:c="2"/>0.00 <text:s text:c="3"/>521.10 <text:s text:c="4"/>0.00 <text:s text:c="7"/>1 <text:s text:c="4"/>0.00 <text:s text:c="4"/>0.00 <text:s/>write_wav(char const*, float*&amp;, int)</text:p>
      <text:p text:style-name="P14"/>
      <text:p text:style-name="P2"/>
      <text:p text:style-name="P8">FFT (Untuned) Run:</text:p>
      <text:p text:style-name="P3">Timing reported by run: 2.<text:span text:style-name="T4">3</text:span>9871 seconds</text:p>
      <text:p text:style-name="P14">Each sample counts as 0.01 seconds.</text:p>
      <text:p text:style-name="P14"><text:s text:c="2"/>% <text:s text:c="2"/>cumulative <text:s text:c="2"/>self <text:s text:c="13"/>self <text:s text:c="4"/>total <text:s text:c="10"/></text:p>
      <text:p text:style-name="P14"><text:s/>time <text:s text:c="2"/>seconds <text:s text:c="2"/>seconds <text:s text:c="3"/>calls <text:s text:c="2"/>s/call <text:s text:c="2"/>s/call <text:s/>name <text:s text:c="3"/></text:p>
      <text:p text:style-name="P14"><text:s/>91.85 <text:s text:c="5"/>2.14 <text:s text:c="4"/>2.14 <text:s text:c="7"/>3 <text:s text:c="4"/>0.71 <text:s text:c="4"/>0.71 <text:s/>four1(double*, int, int)</text:p>
      <text:p text:style-name="P14"><text:s text:c="2"/>6.87 <text:s text:c="5"/>2.30 <text:s text:c="4"/>0.16 <text:s text:c="7"/>1 <text:s text:c="4"/>0.16 <text:s text:c="4"/>2.30 <text:s/>convolve(double*, int, double*, int, double*&amp;, int)</text:p>
      <text:p text:style-name="P14"><text:s text:c="2"/>0.00 <text:s text:c="5"/>2.33 <text:s text:c="4"/>0.00 <text:s text:c="7"/>2 <text:s text:c="4"/>0.00 <text:s text:c="4"/>0.00 <text:s/>read_wav(char const*, double*&amp;)</text:p>
      <text:p text:style-name="P14"><text:s text:c="2"/>0.00 <text:s text:c="5"/>2.33 <text:s text:c="4"/>0.00 <text:s text:c="7"/>1 <text:s text:c="4"/>0.00 <text:s text:c="4"/>0.00 <text:s/>write_wav(char const*, double*&amp;, int)</text:p>
      <text:p text:style-name="P3"/>
      <text:p text:style-name="P14">This shows that the maj<text:span text:style-name="T2">ority of time was spent doing the four1 method but also time was spent in convolve</text:span></text:p>
      <text:p text:style-name="P3"/>
      <text:p text:style-name="P15">Testing each code tuning:</text:p>
      <text:p text:style-name="P15">Verified that change lowered runtime and the output file diffed with an untuned output file is identical.</text:p>
      <text:p text:style-name="P3"/>
      <text:p text:style-name="P10">FFT (<text:span text:style-name="T2">Code </text:span>Tuned) Run: </text:p>
      <text:p text:style-name="P13"><text:span text:style-name="T5">1) </text:span>Partial Unrolling:</text:p>
      <text:p text:style-name="P24">New:</text:p>
      <text:p text:style-name="P24"><text:tab/>for (int i = 0; i &lt; double_pow2; i+=2)</text:p>
      <text:p text:style-name="P24"><text:tab/>{</text:p>
      <text:p text:style-name="P24"><text:tab/><text:tab/>// Code Tuning 1: Partial Unrolling</text:p>
      <text:p text:style-name="P24"><text:tab/><text:tab/>x_complex[i] = 0.0;</text:p>
      <text:p text:style-name="P24"><text:tab/><text:tab/>x_complex[i + 1] = 0.0;</text:p>
      <text:p text:style-name="P24"><text:tab/>}</text:p>
      <text:p text:style-name="P24"/>
      <text:p text:style-name="P24">Old:</text:p>
      <text:p text:style-name="P24"><text:tab/>for (int i = 0; i &lt; double_pow2; i++)</text:p>
      <text:p text:style-name="P24"><text:tab/><text:tab/>x_complex[i] = 0.0;</text:p>
      <text:p text:style-name="P24"><text:soft-page-break/></text:p>
      <text:p text:style-name="P4">Timing reported by run: <text:span text:style-name="T3">2.25024 seconds</text:span></text:p>
      <text:p text:style-name="P17">Each sample counts as 0.01 seconds.</text:p>
      <text:p text:style-name="P17"><text:s text:c="2"/>% <text:s text:c="2"/>cumulative <text:s text:c="2"/>self <text:s text:c="13"/>self <text:s text:c="4"/>total <text:s text:c="10"/></text:p>
      <text:p text:style-name="P17"><text:s/>time <text:s text:c="2"/>seconds <text:s text:c="2"/>seconds <text:s text:c="3"/>calls <text:s text:c="2"/>s/call <text:s text:c="2"/>s/call <text:s/>name <text:s text:c="3"/></text:p>
      <text:p text:style-name="P17"><text:s/>91.85 <text:s text:c="5"/>2.14 <text:s text:c="4"/>2.14 <text:s text:c="7"/>3 <text:s text:c="4"/>0.71 <text:s text:c="4"/>0.71 <text:s/>four1(double*, int, int)</text:p>
      <text:p text:style-name="P17"><text:s text:c="2"/>6.87 <text:s text:c="5"/>2.30 <text:s text:c="4"/>0.16 <text:s text:c="7"/>1 <text:s text:c="4"/>0.16 <text:s text:c="4"/>2.30 <text:s/>convolve(double*, int, double*, int, double*&amp;, int)</text:p>
      <text:p text:style-name="P17"><text:s text:c="2"/>0.00 <text:s text:c="5"/>2.33 <text:s text:c="4"/>0.00 <text:s text:c="7"/>2 <text:s text:c="4"/>0.00 <text:s text:c="4"/>0.00 <text:s/>read_wav(char const*, double*&amp;)</text:p>
      <text:p text:style-name="P17">0.00 <text:s text:c="5"/>2.33 <text:s text:c="4"/>0.00 <text:s text:c="7"/>1 <text:s text:c="4"/>0.00 <text:s text:c="4"/>0.00 <text:s/>write_wav(char const*, double*&amp;, int)</text:p>
      <text:p text:style-name="P17"/>
      <text:p text:style-name="P13"><text:span text:style-name="T5">2) Strength Reduction</text:span>:</text:p>
      <text:p text:style-name="P25">New:</text:p>
      <text:p text:style-name="P25"><text:tab/>// Load data into x_complex to be used in fft</text:p>
      <text:p text:style-name="P25"><text:tab/>for (int i = 0; i &lt; input_size; i++)</text:p>
      <text:p text:style-name="P25"><text:tab/><text:tab/>x_complex[i + i] = input_signal[i];</text:p>
      <text:p text:style-name="P25"></text:p>
      <text:p text:style-name="P25"><text:tab/>// Load data into h_complex to be used in fft</text:p>
      <text:p text:style-name="P25"><text:tab/>for (int i = 0; i &lt; impulse_size; i++)</text:p>
      <text:p text:style-name="P25"><text:tab/><text:tab/>h_complex[i + i] = impulse_response[i];</text:p>
      <text:p text:style-name="P25"/>
      <text:p text:style-name="P25">Old:</text:p>
      <text:p text:style-name="P25"><text:tab/>// Load data into x_complex to be used in fft</text:p>
      <text:p text:style-name="P25"><text:tab/>for (int i = 0; i &lt; input_size; i++)</text:p>
      <text:p text:style-name="P25"><text:tab/><text:tab/>x_complex[2 * i] = input_signal[i];</text:p>
      <text:p text:style-name="P25"></text:p>
      <text:p text:style-name="P25"><text:tab/>// Load data into h_complex to be used in fft</text:p>
      <text:p text:style-name="P25"><text:tab/>for (int i = 0; i &lt; impulse_size; i++)</text:p>
      <text:p text:style-name="P25"><text:tab/><text:tab/>h_complex[2 * i] = impulse_response[i];</text:p>
      <text:p text:style-name="P25"/>
      <text:p text:style-name="P5">Timing reported by run: <text:span text:style-name="T6">2.08621 seconds</text:span></text:p>
      <text:p text:style-name="P21">Each sample counts as 0.01 seconds.</text:p>
      <text:p text:style-name="P21"><text:s text:c="2"/>% <text:s text:c="2"/>cumulative <text:s text:c="2"/>self <text:s text:c="13"/>self <text:s text:c="4"/>total <text:s text:c="10"/></text:p>
      <text:p text:style-name="P21"><text:s/>time <text:s text:c="2"/>seconds <text:s text:c="2"/>seconds <text:s text:c="3"/>calls <text:s text:c="2"/>s/call <text:s text:c="2"/>s/call <text:s/>name <text:s text:c="3"/></text:p>
      <text:p text:style-name="P21"><text:s/>97.13 <text:s text:c="5"/>2.03 <text:s text:c="4"/>2.03 <text:s text:c="7"/>3 <text:s text:c="4"/>0.68 <text:s text:c="4"/>0.68 <text:s/>four1(double*, int, int)</text:p>
      <text:p text:style-name="P21"><text:s text:c="2"/>2.87 <text:s text:c="5"/>2.09 <text:s text:c="4"/>0.06 <text:s text:c="7"/>1 <text:s text:c="4"/>0.06 <text:s text:c="4"/>2.09 <text:s/>convolve(double*, int, double*, int, double*&amp;, int)</text:p>
      <text:p text:style-name="P21"><text:s text:c="2"/>0.00 <text:s text:c="5"/>2.09 <text:s text:c="4"/>0.00 <text:s text:c="7"/>2 <text:s text:c="4"/>0.00 <text:s text:c="4"/>0.00 <text:s/>read_wav(char const*, double*&amp;)</text:p>
      <text:p text:style-name="P21"><text:s text:c="2"/>0.00 <text:s text:c="5"/>2.09 <text:s text:c="4"/>0.00 <text:s text:c="7"/>1 <text:s text:c="4"/>0.00 <text:s text:c="4"/>0.00 <text:s/>write_wav(char const*, double*&amp;, int)</text:p>
      <text:p text:style-name="P16"/>
      <text:p text:style-name="P19"/>
      <text:p text:style-name="P12"><text:span text:style-name="T7">3) Created constants at runtime for Log(2) to avoid lengthy calculations:</text:span></text:p>
      <text:p text:style-name="P25">New: </text:p>
      <text:p text:style-name="P26"><text:tab/>pow2 = LOG2ROUNDEDUP(pow2) + 1;</text:p>
      <text:p text:style-name="P26">Old</text:p>
      <text:p text:style-name="P26"><text:tab/>int pow2 = log2(input_size) + 1;</text:p>
      <text:p text:style-name="P26"/>
      <text:p text:style-name="P6">Timing reported by run: <text:span text:style-name="T6">2.08421 seconds</text:span></text:p>
      <text:p text:style-name="P22">Each sample counts as 0.01 seconds.</text:p>
      <text:p text:style-name="P22"><text:s text:c="2"/>% <text:s text:c="2"/>cumulative <text:s text:c="2"/>self <text:s text:c="13"/>self <text:s text:c="4"/>total <text:s text:c="10"/></text:p>
      <text:p text:style-name="P22"><text:s/>time <text:s text:c="2"/>seconds <text:s text:c="2"/>seconds <text:s text:c="3"/>calls <text:s text:c="2"/>s/call <text:s text:c="2"/>s/call <text:s/>name <text:s text:c="3"/></text:p>
      <text:p text:style-name="P22"><text:soft-page-break/><text:s/>97.13 <text:s text:c="5"/>2.03 <text:s text:c="4"/>2.03 <text:s text:c="7"/>3 <text:s text:c="4"/>0.68 <text:s text:c="4"/>0.68 <text:s/>four1(double*, int, int)</text:p>
      <text:p text:style-name="P22"><text:s text:c="2"/>2.87 <text:s text:c="5"/>2.09 <text:s text:c="4"/>0.06 <text:s text:c="7"/>1 <text:s text:c="4"/>0.06 <text:s text:c="4"/>2.09 <text:s/>convolve(double*, int, double*, int, double*&amp;, int)</text:p>
      <text:p text:style-name="P22"><text:s text:c="2"/>0.00 <text:s text:c="5"/>2.09 <text:s text:c="4"/>0.00 <text:s text:c="7"/>2 <text:s text:c="4"/>0.00 <text:s text:c="4"/>0.00 <text:s/>read_wav(char const*, double*&amp;)</text:p>
      <text:p text:style-name="P22"><text:s text:c="2"/>0.00 <text:s text:c="5"/>2.09 <text:s text:c="4"/>0.00 <text:s text:c="7"/>1 <text:s text:c="4"/>0.00 <text:s text:c="4"/>0.00 <text:s/>write_wav(char const*, double*&amp;, int)</text:p>
      <text:p text:style-name="P22"/>
      <text:p text:style-name="P19"/>
      <text:p text:style-name="P12"><text:span text:style-name="T8">4) Inlined the LOG2 function:</text:span></text:p>
      <text:p text:style-name="P26">New:</text:p>
      <text:p text:style-name="P26"><text:tab/>#define LOG2ROUNDEDUP(n) <text:s text:c="15"/>(n) = (log(n)/(LOG_TWO)) + 1;</text:p>
      <text:p text:style-name="P27">Old</text:p>
      <text:p text:style-name="P27"><text:tab/>int pow2 = log2(input_size) + 1;</text:p>
      <text:p text:style-name="P27"/>
      <text:p text:style-name="P6">Timing reported by run: <text:span text:style-name="T6">2.08431 seconds</text:span></text:p>
      <text:p text:style-name="P22">Each sample counts as 0.01 seconds.</text:p>
      <text:p text:style-name="P22"><text:s text:c="2"/>% <text:s text:c="2"/>cumulative <text:s text:c="2"/>self <text:s text:c="13"/>self <text:s text:c="4"/>total <text:s text:c="10"/></text:p>
      <text:p text:style-name="P22"><text:s/>time <text:s text:c="2"/>seconds <text:s text:c="2"/>seconds <text:s text:c="3"/>calls <text:s text:c="2"/>s/call <text:s text:c="2"/>s/call <text:s/>name <text:s text:c="3"/></text:p>
      <text:p text:style-name="P22"><text:s/>97.13 <text:s text:c="5"/>2.03 <text:s text:c="4"/>2.03 <text:s text:c="7"/>3 <text:s text:c="4"/>0.68 <text:s text:c="4"/>0.68 <text:s/>four1(double*, int, int)</text:p>
      <text:p text:style-name="P22"><text:s text:c="2"/>2.87 <text:s text:c="5"/>2.09 <text:s text:c="4"/>0.06 <text:s text:c="7"/>1 <text:s text:c="4"/>0.06 <text:s text:c="4"/>2.09 <text:s/>convolve(double*, int, double*, int, double*&amp;, int)</text:p>
      <text:p text:style-name="P22"><text:s text:c="2"/>0.00 <text:s text:c="5"/>2.09 <text:s text:c="4"/>0.00 <text:s text:c="7"/>2 <text:s text:c="4"/>0.00 <text:s text:c="4"/>0.00 <text:s/>read_wav(char const*, double*&amp;)</text:p>
      <text:p text:style-name="P22"><text:s text:c="2"/>0.00 <text:s text:c="5"/>2.09 <text:s text:c="4"/>0.00 <text:s text:c="7"/>1 <text:s text:c="4"/>0.00 <text:s text:c="4"/>0.00 <text:s/>write_wav(char const*, double*&amp;, int)</text:p>
      <text:p text:style-name="P18"/>
      <text:p text:style-name="P11"><text:span text:style-name="T9">5) Fusion:</text:span></text:p>
      <text:p text:style-name="P28">New:</text:p>
      <text:p text:style-name="P28"><text:tab/>for (int i = 0; i &lt; double_pow2; i+=2)</text:p>
      <text:p text:style-name="P28"><text:tab/>{</text:p>
      <text:p text:style-name="P28"><text:tab/><text:tab/>// Code Tuning 1: Partial Unrolling</text:p>
      <text:p text:style-name="P28"><text:tab/><text:tab/>x_complex[i] = 0.0;</text:p>
      <text:p text:style-name="P28"><text:tab/><text:tab/>x_complex[i + 1] = 0.0;</text:p>
      <text:p text:style-name="P28"><text:tab/><text:tab/>h_complex[i] = 0.0;</text:p>
      <text:p text:style-name="P28"><text:tab/><text:tab/>h_complex[i + 1] = 0.0;</text:p>
      <text:p text:style-name="P28"><text:tab/><text:tab/>y_complex[i] = 0.0;</text:p>
      <text:p text:style-name="P28"><text:tab/><text:tab/>y_complex[i + 1] = 0.0;</text:p>
      <text:p text:style-name="P28"><text:tab/>}</text:p>
      <text:p text:style-name="P28">Old:</text:p>
      <text:p text:style-name="P29"><text:tab/>for (int i = 0; i &lt; double_pow2; i++)</text:p>
      <text:p text:style-name="P29"><text:tab/><text:tab/>x_complex[i] = 0.0;</text:p>
      <text:p text:style-name="P29"><text:tab/>for (int i = 0; i &lt; double_pow2; i++)</text:p>
      <text:p text:style-name="P29"><text:tab/><text:tab/>h_complex[i] = 0.0;</text:p>
      <text:p text:style-name="P29"><text:tab/>for (int i = 0; i &lt; double_pow2; i++)</text:p>
      <text:p text:style-name="P29"><text:tab/><text:tab/>y_complex[i] = 0.0;</text:p>
      <text:p text:style-name="P29"/>
      <text:p text:style-name="P7">Timing reported by run: <text:span text:style-name="T6">2.08633 seconds</text:span></text:p>
      <text:p text:style-name="P23">Each sample counts as 0.01 seconds.</text:p>
      <text:p text:style-name="P23"><text:s text:c="2"/>% <text:s text:c="2"/>cumulative <text:s text:c="2"/>self <text:s text:c="13"/>self <text:s text:c="4"/>total <text:s text:c="10"/></text:p>
      <text:p text:style-name="P23"><text:s/>time <text:s text:c="2"/>seconds <text:s text:c="2"/>seconds <text:s text:c="3"/>calls <text:s text:c="2"/>s/call <text:s text:c="2"/>s/call <text:s/>name <text:s text:c="3"/></text:p>
      <text:p text:style-name="P23"><text:s/>97.13 <text:s text:c="5"/>2.03 <text:s text:c="4"/>2.03 <text:s text:c="7"/>3 <text:s text:c="4"/>0.68 <text:s text:c="4"/>0.68 <text:s/>four1(double*, int, int)</text:p>
      <text:p text:style-name="P23"><text:s text:c="2"/>2.87 <text:s text:c="5"/>2.09 <text:s text:c="4"/>0.06 <text:s text:c="7"/>1 <text:s text:c="4"/>0.06 <text:s text:c="4"/>2.09 <text:s/>convolve(double*, int, double*, int, double*&amp;, int)</text:p>
      <text:p text:style-name="P23"><text:s text:c="2"/>0.00 <text:s text:c="5"/>2.09 <text:s text:c="4"/>0.00 <text:s text:c="7"/>2 <text:s text:c="4"/>0.00 <text:s text:c="4"/>0.00 <text:s/>read_wav(char const*, double*&amp;)</text:p>
      <text:p text:style-name="P23"><text:s text:c="2"/>0.00 <text:s text:c="5"/>2.09 <text:s text:c="4"/>0.00 <text:s text:c="7"/>1 <text:s text:c="4"/>0.00 <text:s text:c="4"/>0.00 <text:s/>write_wav(char const*, double*&amp;, int)</text:p>
      <text:p text:style-name="P20"><text:soft-page-break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33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chu </meta:initial-creator>
    <meta:creation-date>2014-12-05T13:37:33.236989509</meta:creation-date>
    <meta:generator>LibreOffice/4.2.6.3$Linux_X86_64 LibreOffice_project/420$Build-3</meta:generator>
    <dc:date>2014-12-05T14:57:25.882357304</dc:date>
    <dc:creator>albchu </dc:creator>
    <meta:editing-duration>PT1H6M14S</meta:editing-duration>
    <meta:editing-cycles>31</meta:editing-cycles>
    <meta:document-statistic meta:table-count="0" meta:image-count="0" meta:object-count="0" meta:page-count="4" meta:paragraph-count="126" meta:word-count="783" meta:character-count="5781" meta:non-whitespace-character-count="3903"/>
  </office:meta>
</office:document-meta>
</file>